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4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2055in" fo:break-before="auto" style:use-optimal-row-height="true"/>
    </style:style>
    <style:style style:name="ro4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Timing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ndom</text:p>
          </table:table-cell>
          <table:table-cell table:style-name="ce2" table:number-columns-repeated="255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  <table:table-cell table:style-name="ce2" table:number-columns-repeated="249"/>
        </table:table-row>
        <table:table-row table:style-name="ro2">
          <table:table-cell office:value-type="string">
            <text:p>CountingSort</text:p>
          </table:table-cell>
          <table:table-cell office:value-type="float" office:value="2308">
            <text:p>2308</text:p>
          </table:table-cell>
          <table:table-cell office:value-type="float" office:value="2340">
            <text:p>2340</text:p>
          </table:table-cell>
          <table:table-cell office:value-type="float" office:value="2413">
            <text:p>2413</text:p>
          </table:table-cell>
          <table:table-cell office:value-type="float" office:value="2560">
            <text:p>2560</text:p>
          </table:table-cell>
          <table:table-cell office:value-type="float" office:value="2708">
            <text:p>2708</text:p>
          </table:table-cell>
          <table:table-cell office:value-type="float" office:value="2851">
            <text:p>2851</text:p>
          </table:table-cell>
          <table:table-cell table:number-columns-repeated="249"/>
        </table:table-row>
        <table:table-row table:style-name="ro2">
          <table:table-cell office:value-type="string">
            <text:p>QuickSort</text:p>
          </table:table-cell>
          <table:table-cell office:value-type="float" office:value="165">
            <text:p>165</text:p>
          </table:table-cell>
          <table:table-cell office:value-type="float" office:value="368">
            <text:p>368</text:p>
          </table:table-cell>
          <table:table-cell office:value-type="float" office:value="792">
            <text:p>792</text:p>
          </table:table-cell>
          <table:table-cell office:value-type="float" office:value="1691">
            <text:p>1691</text:p>
          </table:table-cell>
          <table:table-cell office:value-type="float" office:value="2720">
            <text:p>2720</text:p>
          </table:table-cell>
          <table:table-cell office:value-type="float" office:value="3699">
            <text:p>3699</text:p>
          </table:table-cell>
          <table:table-cell table:number-columns-repeated="249"/>
        </table:table-row>
        <table:table-row table:style-name="ro2">
          <table:table-cell office:value-type="string">
            <text:p>MergeSort</text:p>
          </table:table-cell>
          <table:table-cell office:value-type="float" office:value="238">
            <text:p>238</text:p>
          </table:table-cell>
          <table:table-cell office:value-type="float" office:value="532">
            <text:p>532</text:p>
          </table:table-cell>
          <table:table-cell office:value-type="float" office:value="1182">
            <text:p>1182</text:p>
          </table:table-cell>
          <table:table-cell office:value-type="float" office:value="2610">
            <text:p>2610</text:p>
          </table:table-cell>
          <table:table-cell office:value-type="float" office:value="4165">
            <text:p>4165</text:p>
          </table:table-cell>
          <table:table-cell office:value-type="float" office:value="5706">
            <text:p>5706</text:p>
          </table:table-cell>
          <table:table-cell table:number-columns-repeated="249"/>
        </table:table-row>
        <table:table-row table:style-name="ro2">
          <table:table-cell office:value-type="string">
            <text:p>HeapSort</text:p>
          </table:table-cell>
          <table:table-cell office:value-type="float" office:value="303">
            <text:p>303</text:p>
          </table:table-cell>
          <table:table-cell office:value-type="float" office:value="677">
            <text:p>677</text:p>
          </table:table-cell>
          <table:table-cell office:value-type="float" office:value="1482">
            <text:p>1482</text:p>
          </table:table-cell>
          <table:table-cell office:value-type="float" office:value="3221">
            <text:p>3221</text:p>
          </table:table-cell>
          <table:table-cell office:value-type="float" office:value="5077">
            <text:p>5077</text:p>
          </table:table-cell>
          <table:table-cell office:value-type="float" office:value="6976">
            <text:p>6976</text:p>
          </table:table-cell>
          <table:table-cell table:number-columns-repeated="249"/>
        </table:table-row>
        <table:table-row table:style-name="ro2">
          <table:table-cell office:value-type="string">
            <text:p>InsertionSort</text:p>
          </table:table-cell>
          <table:table-cell office:value-type="float" office:value="1839">
            <text:p>1839</text:p>
          </table:table-cell>
          <table:table-cell office:value-type="float" office:value="6930">
            <text:p>6930</text:p>
          </table:table-cell>
          <table:table-cell office:value-type="float" office:value="27138">
            <text:p>27138</text:p>
          </table:table-cell>
          <table:table-cell office:value-type="float" office:value="108904">
            <text:p>108904</text:p>
          </table:table-cell>
          <table:table-cell office:value-type="float" office:value="245753">
            <text:p>245753</text:p>
          </table:table-cell>
          <table:table-cell office:value-type="float" office:value="435433">
            <text:p>435433</text:p>
          </table:table-cell>
          <table:table-cell table:number-columns-repeated="249"/>
        </table:table-row>
        <table:table-row table:style-name="ro2">
          <table:table-cell office:value-type="string">
            <text:p>OurSort</text:p>
          </table:table-cell>
          <table:table-cell office:value-type="float" office:value="3717">
            <text:p>3717</text:p>
          </table:table-cell>
          <table:table-cell office:value-type="float" office:value="14552">
            <text:p>14552</text:p>
          </table:table-cell>
          <table:table-cell office:value-type="float" office:value="57787">
            <text:p>57787</text:p>
          </table:table-cell>
          <table:table-cell office:value-type="float" office:value="234318">
            <text:p>234318</text:p>
          </table:table-cell>
          <table:table-cell office:value-type="float" office:value="530120">
            <text:p>530120</text:p>
          </table:table-cell>
          <table:table-cell office:value-type="float" office:value="937269">
            <text:p>937269</text:p>
          </table:table-cell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office:value-type="float" office:value="4354">
            <text:p>4354</text:p>
          </table:table-cell>
          <table:table-cell office:value-type="float" office:value="17379">
            <text:p>17379</text:p>
          </table:table-cell>
          <table:table-cell office:value-type="float" office:value="69208">
            <text:p>69208</text:p>
          </table:table-cell>
          <table:table-cell office:value-type="float" office:value="278770">
            <text:p>278770</text:p>
          </table:table-cell>
          <table:table-cell office:value-type="float" office:value="626249">
            <text:p>626249</text:p>
          </table:table-cell>
          <table:table-cell office:value-type="float" office:value="1110035">
            <text:p>1110035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1" office:value-type="string">
            <text:p>Reverse <text:span text:style-name="T1">Order</text:span></text:p>
          </table:table-cell>
          <table:table-cell table:number-columns-repeated="255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  <table:table-cell table:style-name="ce2" table:number-columns-repeated="249"/>
        </table:table-row>
        <table:table-row table:style-name="ro2">
          <table:table-cell office:value-type="string">
            <text:p>CountingSort</text:p>
          </table:table-cell>
          <table:table-cell office:value-type="float" office:value="293">
            <text:p>293</text:p>
          </table:table-cell>
          <table:table-cell office:value-type="float" office:value="329">
            <text:p>329</text:p>
          </table:table-cell>
          <table:table-cell office:value-type="float" office:value="399">
            <text:p>399</text:p>
          </table:table-cell>
          <table:table-cell office:value-type="float" office:value="544">
            <text:p>544</text:p>
          </table:table-cell>
          <table:table-cell office:value-type="float" office:value="689">
            <text:p>689</text:p>
          </table:table-cell>
          <table:table-cell office:value-type="float" office:value="834">
            <text:p>834</text:p>
          </table:table-cell>
          <table:table-cell table:number-columns-repeated="249"/>
        </table:table-row>
        <table:table-row table:style-name="ro2">
          <table:table-cell office:value-type="string">
            <text:p>QuickSort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518">
            <text:p>518</text:p>
          </table:table-cell>
          <table:table-cell office:value-type="float" office:value="1074">
            <text:p>1074</text:p>
          </table:table-cell>
          <table:table-cell office:value-type="float" office:value="1704">
            <text:p>1704</text:p>
          </table:table-cell>
          <table:table-cell office:value-type="float" office:value="2260">
            <text:p>2260</text:p>
          </table:table-cell>
          <table:table-cell table:number-columns-repeated="249"/>
        </table:table-row>
        <table:table-row table:style-name="ro2">
          <table:table-cell office:value-type="string">
            <text:p>MergeSort</text:p>
          </table:table-cell>
          <table:table-cell office:value-type="float" office:value="252">
            <text:p>252</text:p>
          </table:table-cell>
          <table:table-cell office:value-type="float" office:value="551">
            <text:p>551</text:p>
          </table:table-cell>
          <table:table-cell office:value-type="float" office:value="1194">
            <text:p>1194</text:p>
          </table:table-cell>
          <table:table-cell office:value-type="float" office:value="2577">
            <text:p>2577</text:p>
          </table:table-cell>
          <table:table-cell office:value-type="float" office:value="3901">
            <text:p>3901</text:p>
          </table:table-cell>
          <table:table-cell office:value-type="float" office:value="5515">
            <text:p>5515</text:p>
          </table:table-cell>
          <table:table-cell table:number-columns-repeated="249"/>
        </table:table-row>
        <table:table-row table:style-name="ro2">
          <table:table-cell office:value-type="string">
            <text:p>HeapSort</text:p>
          </table:table-cell>
          <table:table-cell office:value-type="float" office:value="280">
            <text:p>280</text:p>
          </table:table-cell>
          <table:table-cell office:value-type="float" office:value="623">
            <text:p>623</text:p>
          </table:table-cell>
          <table:table-cell office:value-type="float" office:value="1369">
            <text:p>1369</text:p>
          </table:table-cell>
          <table:table-cell office:value-type="float" office:value="3000">
            <text:p>3000</text:p>
          </table:table-cell>
          <table:table-cell office:value-type="float" office:value="4709">
            <text:p>4709</text:p>
          </table:table-cell>
          <table:table-cell office:value-type="float" office:value="6522">
            <text:p>6522</text:p>
          </table:table-cell>
          <table:table-cell table:number-columns-repeated="249"/>
        </table:table-row>
        <table:table-row table:style-name="ro2">
          <table:table-cell office:value-type="string">
            <text:p>InsertionSort</text:p>
          </table:table-cell>
          <table:table-cell office:value-type="float" office:value="3526">
            <text:p>3526</text:p>
          </table:table-cell>
          <table:table-cell office:value-type="float" office:value="13765">
            <text:p>13765</text:p>
          </table:table-cell>
          <table:table-cell office:value-type="float" office:value="54112">
            <text:p>54112</text:p>
          </table:table-cell>
          <table:table-cell office:value-type="float" office:value="215947">
            <text:p>215947</text:p>
          </table:table-cell>
          <table:table-cell office:value-type="float" office:value="487227">
            <text:p>487227</text:p>
          </table:table-cell>
          <table:table-cell office:value-type="float" office:value="868858">
            <text:p>868858</text:p>
          </table:table-cell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office:value-type="float" office:value="5365">
            <text:p>5365</text:p>
          </table:table-cell>
          <table:table-cell office:value-type="float" office:value="21892">
            <text:p>21892</text:p>
          </table:table-cell>
          <table:table-cell office:value-type="float" office:value="87972">
            <text:p>87972</text:p>
          </table:table-cell>
          <table:table-cell office:value-type="float" office:value="353174">
            <text:p>353174</text:p>
          </table:table-cell>
          <table:table-cell office:value-type="float" office:value="795139">
            <text:p>795139</text:p>
          </table:table-cell>
          <table:table-cell office:value-type="float" office:value="1414164">
            <text:p>1414164</text:p>
          </table:table-cell>
          <table:table-cell table:number-columns-repeated="249"/>
        </table:table-row>
        <table:table-row table:style-name="ro2">
          <table:table-cell office:value-type="string">
            <text:p>OurSort</text:p>
          </table:table-cell>
          <table:table-cell office:value-type="float" office:value="6109">
            <text:p>6109</text:p>
          </table:table-cell>
          <table:table-cell office:value-type="float" office:value="24520">
            <text:p>24520</text:p>
          </table:table-cell>
          <table:table-cell office:value-type="float" office:value="98125">
            <text:p>98125</text:p>
          </table:table-cell>
          <table:table-cell office:value-type="float" office:value="391981">
            <text:p>391981</text:p>
          </table:table-cell>
          <table:table-cell office:value-type="float" office:value="881956">
            <text:p>881956</text:p>
          </table:table-cell>
          <table:table-cell office:value-type="float" office:value="1568053">
            <text:p>1568053</text:p>
          </table:table-cell>
          <table:table-cell table:number-columns-repeated="249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Mostly Ordered (10% Inversions)</text:p>
          </table:table-cell>
          <table:table-cell table:number-columns-repeated="255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  <table:table-cell table:number-columns-repeated="249"/>
        </table:table-row>
        <table:table-row table:style-name="ro2">
          <table:table-cell office:value-type="string">
            <text:p>CountingSort</text:p>
          </table:table-cell>
          <table:table-cell office:value-type="float" office:value="291">
            <text:p>291</text:p>
          </table:table-cell>
          <table:table-cell office:value-type="float" office:value="335">
            <text:p>335</text:p>
          </table:table-cell>
          <table:table-cell office:value-type="float" office:value="409">
            <text:p>409</text:p>
          </table:table-cell>
          <table:table-cell office:value-type="float" office:value="563">
            <text:p>563</text:p>
          </table:table-cell>
          <table:table-cell office:value-type="float" office:value="717">
            <text:p>717</text:p>
          </table:table-cell>
          <table:table-cell office:value-type="float" office:value="876">
            <text:p>876</text:p>
          </table:table-cell>
          <table:table-cell table:number-columns-repeated="249"/>
        </table:table-row>
        <table:table-row table:style-name="ro2">
          <table:table-cell office:value-type="string">
            <text:p>QuickSort</text:p>
          </table:table-cell>
          <table:table-cell office:value-type="float" office:value="163">
            <text:p>163</text:p>
          </table:table-cell>
          <table:table-cell office:value-type="float" office:value="343">
            <text:p>343</text:p>
          </table:table-cell>
          <table:table-cell office:value-type="float" office:value="756">
            <text:p>756</text:p>
          </table:table-cell>
          <table:table-cell office:value-type="float" office:value="1719">
            <text:p>1719</text:p>
          </table:table-cell>
          <table:table-cell office:value-type="float" office:value="2626">
            <text:p>2626</text:p>
          </table:table-cell>
          <table:table-cell office:value-type="float" office:value="3520">
            <text:p>3520</text:p>
          </table:table-cell>
          <table:table-cell table:number-columns-repeated="249"/>
        </table:table-row>
        <table:table-row table:style-name="ro2">
          <table:table-cell office:value-type="string">
            <text:p>MergeSort</text:p>
          </table:table-cell>
          <table:table-cell office:value-type="float" office:value="233">
            <text:p>233</text:p>
          </table:table-cell>
          <table:table-cell office:value-type="float" office:value="528">
            <text:p>528</text:p>
          </table:table-cell>
          <table:table-cell office:value-type="float" office:value="1179">
            <text:p>1179</text:p>
          </table:table-cell>
          <table:table-cell office:value-type="float" office:value="2584">
            <text:p>2584</text:p>
          </table:table-cell>
          <table:table-cell office:value-type="float" office:value="4137">
            <text:p>4137</text:p>
          </table:table-cell>
          <table:table-cell office:value-type="float" office:value="5650">
            <text:p>5650</text:p>
          </table:table-cell>
          <table:table-cell table:number-columns-repeated="249"/>
        </table:table-row>
        <table:table-row table:style-name="ro2">
          <table:table-cell office:value-type="string">
            <text:p>HeapSort</text:p>
          </table:table-cell>
          <table:table-cell office:value-type="float" office:value="307">
            <text:p>307</text:p>
          </table:table-cell>
          <table:table-cell office:value-type="float" office:value="680">
            <text:p>680</text:p>
          </table:table-cell>
          <table:table-cell office:value-type="float" office:value="1483">
            <text:p>1483</text:p>
          </table:table-cell>
          <table:table-cell office:value-type="float" office:value="3240">
            <text:p>3240</text:p>
          </table:table-cell>
          <table:table-cell office:value-type="float" office:value="5099">
            <text:p>5099</text:p>
          </table:table-cell>
          <table:table-cell office:value-type="float" office:value="7001">
            <text:p>7001</text:p>
          </table:table-cell>
          <table:table-cell table:number-columns-repeated="249"/>
        </table:table-row>
        <table:table-row table:style-name="ro2">
          <table:table-cell office:value-type="string">
            <text:p>InsertionSort</text:p>
          </table:table-cell>
          <table:table-cell office:value-type="float" office:value="1646">
            <text:p>1646</text:p>
          </table:table-cell>
          <table:table-cell office:value-type="float" office:value="6298">
            <text:p>6298</text:p>
          </table:table-cell>
          <table:table-cell office:value-type="float" office:value="24866">
            <text:p>24866</text:p>
          </table:table-cell>
          <table:table-cell office:value-type="float" office:value="95183">
            <text:p>95183</text:p>
          </table:table-cell>
          <table:table-cell office:value-type="float" office:value="21707">
            <text:p>21707</text:p>
          </table:table-cell>
          <table:table-cell office:value-type="float" office:value="387653">
            <text:p>387653</text:p>
          </table:table-cell>
          <table:table-cell table:number-columns-repeated="249"/>
        </table:table-row>
        <table:table-row table:style-name="ro2">
          <table:table-cell office:value-type="string">
            <text:p>OurSort</text:p>
          </table:table-cell>
          <table:table-cell office:value-type="float" office:value="3245">
            <text:p>3245</text:p>
          </table:table-cell>
          <table:table-cell office:value-type="float" office:value="12964">
            <text:p>12964</text:p>
          </table:table-cell>
          <table:table-cell office:value-type="float" office:value="51535">
            <text:p>51535</text:p>
          </table:table-cell>
          <table:table-cell office:value-type="float" office:value="200115">
            <text:p>200115</text:p>
          </table:table-cell>
          <table:table-cell office:value-type="float" office:value="466600">
            <text:p>466600</text:p>
          </table:table-cell>
          <table:table-cell office:value-type="float" office:value="815453">
            <text:p>815453</text:p>
          </table:table-cell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office:value-type="float" office:value="4128">
            <text:p>4128</text:p>
          </table:table-cell>
          <table:table-cell office:value-type="float" office:value="16663">
            <text:p>16663</text:p>
          </table:table-cell>
          <table:table-cell office:value-type="float" office:value="66769">
            <text:p>66769</text:p>
          </table:table-cell>
          <table:table-cell office:value-type="float" office:value="263679">
            <text:p>263679</text:p>
          </table:table-cell>
          <table:table-cell office:value-type="float" office:value="602401">
            <text:p>602401</text:p>
          </table:table-cell>
          <table:table-cell office:value-type="float" office:value="1062878">
            <text:p>1062878</text:p>
          </table:table-cell>
          <table:table-cell table:number-columns-repeated="249"/>
        </table:table-row>
      </table:table>
      <table:table table:name="Comparisons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>
            <text:p>Random</text:p>
          </table:table-cell>
          <table:table-cell table:style-name="ce2" table:number-columns-repeated="6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</table:table-row>
        <table:table-row table:style-name="ro2">
          <table:table-cell office:value-type="string">
            <text:p>CountingSor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QuickSort</text:p>
          </table:table-cell>
          <table:table-cell office:value-type="float" office:value="2088">
            <text:p>2088</text:p>
          </table:table-cell>
          <table:table-cell office:value-type="float" office:value="4610">
            <text:p>4610</text:p>
          </table:table-cell>
          <table:table-cell office:value-type="float" office:value="10180">
            <text:p>10180</text:p>
          </table:table-cell>
          <table:table-cell office:value-type="float" office:value="22206">
            <text:p>22206</text:p>
          </table:table-cell>
          <table:table-cell office:value-type="float" office:value="34222">
            <text:p>34222</text:p>
          </table:table-cell>
          <table:table-cell office:value-type="float" office:value="47446">
            <text:p>47446</text:p>
          </table:table-cell>
        </table:table-row>
        <table:table-row table:style-name="ro2">
          <table:table-cell office:value-type="string">
            <text:p>HeapSort</text:p>
          </table:table-cell>
          <table:table-cell office:value-type="float" office:value="7986">
            <text:p>7986</text:p>
          </table:table-cell>
          <table:table-cell office:value-type="float" office:value="18120">
            <text:p>18120</text:p>
          </table:table-cell>
          <table:table-cell office:value-type="float" office:value="40308">
            <text:p>40308</text:p>
          </table:table-cell>
          <table:table-cell office:value-type="float" office:value="88474">
            <text:p>88474</text:p>
          </table:table-cell>
          <table:table-cell office:value-type="float" office:value="140272">
            <text:p>140272</text:p>
          </table:table-cell>
          <table:table-cell office:value-type="float" office:value="193148">
            <text:p>193148</text:p>
          </table:table-cell>
        </table:table-row>
        <table:table-row table:style-name="ro2">
          <table:table-cell office:value-type="string">
            <text:p>InsertionSort</text:p>
          </table:table-cell>
          <table:table-cell office:value-type="float" office:value="64332">
            <text:p>64332</text:p>
          </table:table-cell>
          <table:table-cell office:value-type="float" office:value="249415">
            <text:p>249415</text:p>
          </table:table-cell>
          <table:table-cell office:value-type="float" office:value="991215">
            <text:p>991215</text:p>
          </table:table-cell>
          <table:table-cell office:value-type="float" office:value="4031046">
            <text:p>4031046</text:p>
          </table:table-cell>
          <table:table-cell office:value-type="float" office:value="9101131">
            <text:p>9101131</text:p>
          </table:table-cell>
          <table:table-cell office:value-type="float" office:value="16104975">
            <text:p>16104975</text:p>
          </table:table-cell>
        </table:table-row>
        <table:table-row table:style-name="ro2">
          <table:table-cell office:value-type="string">
            <text:p>OurSort</text:p>
          </table:table-cell>
          <table:table-cell office:value-type="float" office:value="85354">
            <text:p>85354</text:p>
          </table:table-cell>
          <table:table-cell office:value-type="float" office:value="334403">
            <text:p>334403</text:p>
          </table:table-cell>
          <table:table-cell office:value-type="float" office:value="1328653">
            <text:p>1328653</text:p>
          </table:table-cell>
          <table:table-cell office:value-type="float" office:value="5382460">
            <text:p>5382460</text:p>
          </table:table-cell>
          <table:table-cell office:value-type="float" office:value="12218653">
            <text:p>12218653</text:p>
          </table:table-cell>
          <table:table-cell office:value-type="float" office:value="21581243">
            <text:p>21581243</text:p>
          </table:table-cell>
        </table:table-row>
        <table:table-row table:style-name="ro2">
          <table:table-cell office:value-type="string">
            <text:p>BubbleSort</text:p>
          </table:table-cell>
          <table:table-cell office:value-type="float" office:value="124617">
            <text:p>124617</text:p>
          </table:table-cell>
          <table:table-cell office:value-type="float" office:value="499500">
            <text:p>499500</text:p>
          </table:table-cell>
          <table:table-cell office:value-type="float" office:value="1994347">
            <text:p>1994347</text:p>
          </table:table-cell>
          <table:table-cell office:value-type="float" office:value="7997864">
            <text:p>7997864</text:p>
          </table:table-cell>
          <table:table-cell office:value-type="float" office:value="17994372">
            <text:p>17994372</text:p>
          </table:table-cell>
          <table:table-cell office:value-type="float" office:value="31975294">
            <text:p>31975294</text:p>
          </table:table-cell>
        </table:table-row>
        <table:table-row table:style-name="ro2">
          <table:table-cell office:value-type="string">
            <text:p>MergeSort</text:p>
          </table:table-cell>
          <table:table-cell office:value-type="float" office:value="34247767">
            <text:p>34247767</text:p>
          </table:table-cell>
          <table:table-cell office:value-type="float" office:value="68688541">
            <text:p>68688541</text:p>
          </table:table-cell>
          <table:table-cell office:value-type="float" office:value="138147080">
            <text:p>138147080</text:p>
          </table:table-cell>
          <table:table-cell office:value-type="float" office:value="279370144">
            <text:p>279370144</text:p>
          </table:table-cell>
          <table:table-cell office:value-type="float" office:value="564877829">
            <text:p>564877829</text:p>
          </table:table-cell>
          <table:table-cell office:value-type="float" office:value="571036308">
            <text:p>571036308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>
            <text:p>Reverse <text:span text:style-name="T1">Order</text:span>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</table:table-row>
        <table:table-row table:style-name="ro2">
          <table:table-cell office:value-type="string">
            <text:p>CountingSor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QuickSort</text:p>
          </table:table-cell>
          <table:table-cell office:value-type="float" office:value="1198">
            <text:p>1198</text:p>
          </table:table-cell>
          <table:table-cell office:value-type="float" office:value="2400">
            <text:p>2400</text:p>
          </table:table-cell>
          <table:table-cell office:value-type="float" office:value="4804">
            <text:p>4804</text:p>
          </table:table-cell>
          <table:table-cell office:value-type="float" office:value="9614">
            <text:p>9614</text:p>
          </table:table-cell>
          <table:table-cell office:value-type="float" office:value="14776">
            <text:p>14776</text:p>
          </table:table-cell>
          <table:table-cell office:value-type="float" office:value="19234">
            <text:p>19234</text:p>
          </table:table-cell>
        </table:table-row>
        <table:table-row table:style-name="ro2">
          <table:table-cell office:value-type="string">
            <text:p>HeapSort</text:p>
          </table:table-cell>
          <table:table-cell office:value-type="float" office:value="7326">
            <text:p>7326</text:p>
          </table:table-cell>
          <table:table-cell office:value-type="float" office:value="16618">
            <text:p>16618</text:p>
          </table:table-cell>
          <table:table-cell office:value-type="float" office:value="37198">
            <text:p>37198</text:p>
          </table:table-cell>
          <table:table-cell office:value-type="float" office:value="82898">
            <text:p>82898</text:p>
          </table:table-cell>
          <table:table-cell office:value-type="float" office:value="130926">
            <text:p>130926</text:p>
          </table:table-cell>
          <table:table-cell office:value-type="float" office:value="181610">
            <text:p>181610</text:p>
          </table:table-cell>
        </table:table-row>
        <table:table-row table:style-name="ro2">
          <table:table-cell office:value-type="string">
            <text:p>InsertionSort</text:p>
          </table:table-cell>
          <table:table-cell office:value-type="float" office:value="124750">
            <text:p>124750</text:p>
          </table:table-cell>
          <table:table-cell office:value-type="float" office:value="499500">
            <text:p>499500</text:p>
          </table:table-cell>
          <table:table-cell office:value-type="float" office:value="1999000">
            <text:p>1999000</text:p>
          </table:table-cell>
          <table:table-cell office:value-type="float" office:value="7998000">
            <text:p>7998000</text:p>
          </table:table-cell>
          <table:table-cell office:value-type="float" office:value="17997000">
            <text:p>17997000</text:p>
          </table:table-cell>
          <table:table-cell office:value-type="float" office:value="31996000">
            <text:p>31996000</text:p>
          </table:table-cell>
        </table:table-row>
        <table:table-row table:style-name="ro2">
          <table:table-cell office:value-type="string">
            <text:p>BubbleSort</text:p>
          </table:table-cell>
          <table:table-cell office:value-type="float" office:value="124750">
            <text:p>124750</text:p>
          </table:table-cell>
          <table:table-cell office:value-type="float" office:value="499500">
            <text:p>499500</text:p>
          </table:table-cell>
          <table:table-cell office:value-type="float" office:value="1999000">
            <text:p>1999000</text:p>
          </table:table-cell>
          <table:table-cell office:value-type="float" office:value="798000">
            <text:p>798000</text:p>
          </table:table-cell>
          <table:table-cell office:value-type="float" office:value="17997000">
            <text:p>17997000</text:p>
          </table:table-cell>
          <table:table-cell office:value-type="float" office:value="31996000">
            <text:p>31996000</text:p>
          </table:table-cell>
        </table:table-row>
        <table:table-row table:style-name="ro2">
          <table:table-cell office:value-type="string">
            <text:p>OurSort</text:p>
          </table:table-cell>
          <table:table-cell office:value-type="float" office:value="124750">
            <text:p>124750</text:p>
          </table:table-cell>
          <table:table-cell office:value-type="float" office:value="499500">
            <text:p>499500</text:p>
          </table:table-cell>
          <table:table-cell office:value-type="float" office:value="1999000">
            <text:p>1999000</text:p>
          </table:table-cell>
          <table:table-cell office:value-type="float" office:value="7998000">
            <text:p>7998000</text:p>
          </table:table-cell>
          <table:table-cell office:value-type="float" office:value="17997000">
            <text:p>17997000</text:p>
          </table:table-cell>
          <table:table-cell office:value-type="float" office:value="31996000">
            <text:p>31996000</text:p>
          </table:table-cell>
        </table:table-row>
        <table:table-row table:style-name="ro2">
          <table:table-cell office:value-type="string">
            <text:p>MergeSort</text:p>
          </table:table-cell>
          <table:table-cell office:value-type="float" office:value="34246588">
            <text:p>34246588</text:p>
          </table:table-cell>
          <table:table-cell office:value-type="float" office:value="68685676">
            <text:p>68685676</text:p>
          </table:table-cell>
          <table:table-cell office:value-type="float" office:value="138140352">
            <text:p>138140352</text:p>
          </table:table-cell>
          <table:table-cell office:value-type="float" office:value="279354704">
            <text:p>279354704</text:p>
          </table:table-cell>
          <table:table-cell office:value-type="float" office:value="564851920">
            <text:p>564851920</text:p>
          </table:table-cell>
          <table:table-cell office:value-type="float" office:value="571001408">
            <text:p>571001408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Mostly Ordered (10% Inversions)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8000">
            <text:p>8000</text:p>
          </table:table-cell>
        </table:table-row>
        <table:table-row table:style-name="ro2">
          <table:table-cell office:value-type="string">
            <text:p>CountingSor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QuickSort</text:p>
          </table:table-cell>
          <table:table-cell office:value-type="float" office:value="1858">
            <text:p>1858</text:p>
          </table:table-cell>
          <table:table-cell office:value-type="float" office:value="4324">
            <text:p>4324</text:p>
          </table:table-cell>
          <table:table-cell office:value-type="float" office:value="9286">
            <text:p>9286</text:p>
          </table:table-cell>
          <table:table-cell office:value-type="float" office:value="19614">
            <text:p>19614</text:p>
          </table:table-cell>
          <table:table-cell office:value-type="float" office:value="31046">
            <text:p>31046</text:p>
          </table:table-cell>
          <table:table-cell office:value-type="float" office:value="42796">
            <text:p>42796</text:p>
          </table:table-cell>
        </table:table-row>
        <table:table-row table:style-name="ro2">
          <table:table-cell office:value-type="string">
            <text:p>HeapSort</text:p>
          </table:table-cell>
          <table:table-cell office:value-type="float" office:value="8138">
            <text:p>8138</text:p>
          </table:table-cell>
          <table:table-cell office:value-type="float" office:value="18214">
            <text:p>18214</text:p>
          </table:table-cell>
          <table:table-cell office:value-type="float" office:value="40506">
            <text:p>40506</text:p>
          </table:table-cell>
          <table:table-cell office:value-type="float" office:value="89406">
            <text:p>89406</text:p>
          </table:table-cell>
          <table:table-cell office:value-type="float" office:value="141222">
            <text:p>141222</text:p>
          </table:table-cell>
          <table:table-cell office:value-type="float" office:value="194498">
            <text:p>194498</text:p>
          </table:table-cell>
        </table:table-row>
        <table:table-row table:style-name="ro2">
          <table:table-cell office:value-type="string">
            <text:p>InsertionSort</text:p>
          </table:table-cell>
          <table:table-cell office:value-type="float" office:value="57502">
            <text:p>57502</text:p>
          </table:table-cell>
          <table:table-cell office:value-type="float" office:value="226690">
            <text:p>226690</text:p>
          </table:table-cell>
          <table:table-cell office:value-type="float" office:value="906682">
            <text:p>906682</text:p>
          </table:table-cell>
          <table:table-cell office:value-type="float" office:value="3520016">
            <text:p>3520016</text:p>
          </table:table-cell>
          <table:table-cell office:value-type="float" office:value="8217132">
            <text:p>8217132</text:p>
          </table:table-cell>
          <table:table-cell office:value-type="float" office:value="14361550">
            <text:p>14361550</text:p>
          </table:table-cell>
        </table:table-row>
        <table:table-row table:style-name="ro2">
          <table:table-cell office:value-type="string">
            <text:p>OurSort</text:p>
          </table:table-cell>
          <table:table-cell office:value-type="float" office:value="73303">
            <text:p>73303</text:p>
          </table:table-cell>
          <table:table-cell office:value-type="float" office:value="293584">
            <text:p>293584</text:p>
          </table:table-cell>
          <table:table-cell office:value-type="float" office:value="1161362">
            <text:p>1161362</text:p>
          </table:table-cell>
          <table:table-cell office:value-type="float" office:value="4511192">
            <text:p>4511192</text:p>
          </table:table-cell>
          <table:table-cell office:value-type="float" office:value="10508169">
            <text:p>10508169</text:p>
          </table:table-cell>
          <table:table-cell office:value-type="float" office:value="18374419">
            <text:p>18374419</text:p>
          </table:table-cell>
        </table:table-row>
        <table:table-row table:style-name="ro2">
          <table:table-cell office:value-type="string">
            <text:p>BubbleSort</text:p>
          </table:table-cell>
          <table:table-cell office:value-type="float" office:value="123525">
            <text:p>123525</text:p>
          </table:table-cell>
          <table:table-cell office:value-type="float" office:value="497789">
            <text:p>497789</text:p>
          </table:table-cell>
          <table:table-cell office:value-type="float" office:value="1998594">
            <text:p>1998594</text:p>
          </table:table-cell>
          <table:table-cell office:value-type="float" office:value="7997769">
            <text:p>7997769</text:p>
          </table:table-cell>
          <table:table-cell office:value-type="float" office:value="17995404">
            <text:p>17995404</text:p>
          </table:table-cell>
          <table:table-cell office:value-type="float" office:value="31992840">
            <text:p>31992840</text:p>
          </table:table-cell>
        </table:table-row>
        <table:table-row table:style-name="ro2">
          <table:table-cell office:value-type="string">
            <text:p>MergeSort</text:p>
          </table:table-cell>
          <table:table-cell office:value-type="float" office:value="34247747">
            <text:p>34247747</text:p>
          </table:table-cell>
          <table:table-cell office:value-type="float" office:value="68688520">
            <text:p>68688520</text:p>
          </table:table-cell>
          <table:table-cell office:value-type="float" office:value="138147074">
            <text:p>138147074</text:p>
          </table:table-cell>
          <table:table-cell office:value-type="float" office:value="279370137">
            <text:p>279370137</text:p>
          </table:table-cell>
          <table:table-cell office:value-type="float" office:value="564877826">
            <text:p>564877826</text:p>
          </table:table-cell>
          <table:table-cell office:value-type="float" office:value="571036255">
            <text:p>571036255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iming.A23:Timing.G2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12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8T12:14:25</meta:creation-date>
    <dc:date>2008-10-28T12:52:28</dc:date>
    <meta:editing-cycles>9</meta:editing-cycles>
    <meta:editing-duration>PT38M3S</meta:editing-duration>
    <meta:user-defined meta:name="Info 1"/>
    <meta:user-defined meta:name="Info 2"/>
    <meta:user-defined meta:name="Info 3"/>
    <meta:user-defined meta:name="Info 4"/>
    <meta:document-statistic meta:table-count="3" meta:cell-count="336"/>
  </office:meta>
</office:document-meta>
</file>